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fo:color="#000000" fo:font-size="11pt" style:font-size-asian="11pt" style:font-size-complex="11pt"/>
    </style:style>
    <style:style style:name="P2" style:parent-style-name="Textbody" style:family="paragraph">
      <style:text-properties style:font-name="Arial, sans-serif" fo:font-weight="bold" style:font-weight-asian="bold" fo:color="#000000" fo:font-size="11pt" style:font-size-asian="11pt" style:font-size-complex="11pt"/>
    </style:style>
    <style:style style:name="S1" style:family="section">
      <style:section-properties fo:margin-left="0in" fo:margin-right="0in" style:writing-mode="lr-tb"/>
    </style:style>
    <style:style style:name="P3" style:parent-style-name="Textbody" style:family="paragraph">
      <style:text-properties fo:font-size="11pt" style:font-size-asian="11pt" style:font-size-complex="11pt"/>
    </style:style>
    <style:style style:name="P4" style:parent-style-name="Textbody" style:family="paragraph">
      <style:text-properties fo:font-size="11pt" style:font-size-asian="11pt" style:font-size-complex="11pt"/>
    </style:style>
    <style:style style:name="P5" style:parent-style-name="Textbody" style:family="paragraph">
      <style:text-properties fo:font-size="11pt" style:font-size-asian="11pt" style:font-size-complex="11pt"/>
    </style:style>
    <style:style style:name="P6" style:parent-style-name="Textbody" style:family="paragraph">
      <style:text-properties fo:font-size="11pt" style:font-size-asian="11pt" style:font-size-complex="11pt"/>
    </style:style>
    <style:style style:name="P7" style:parent-style-name="Textbody" style:family="paragraph">
      <style:text-properties fo:font-size="11pt" style:font-size-asian="11pt" style:font-size-complex="11pt"/>
    </style:style>
    <style:style style:name="P8" style:parent-style-name="Textbody" style:family="paragraph">
      <style:text-properties fo:font-size="11pt" style:font-size-asian="11pt" style:font-size-complex="11pt"/>
    </style:style>
    <style:style style:name="P9" style:parent-style-name="Textbody" style:family="paragraph">
      <style:text-properties fo:font-size="11pt" style:font-size-asian="11pt" style:font-size-complex="11pt"/>
    </style:style>
    <style:style style:name="P10" style:parent-style-name="Textbody" style:family="paragraph">
      <style:text-properties fo:font-size="11pt" style:font-size-asian="11pt" style:font-size-complex="11pt"/>
    </style:style>
    <style:style style:name="P11" style:parent-style-name="Textbody" style:family="paragraph">
      <style:text-properties fo:font-size="11pt" style:font-size-asian="11pt" style:font-size-complex="11pt"/>
    </style:style>
    <style:style style:name="P12" style:parent-style-name="Textbody" style:family="paragraph">
      <style:text-properties fo:font-size="11pt" style:font-size-asian="11pt" style:font-size-complex="11pt"/>
    </style:style>
    <style:style style:name="P13" style:parent-style-name="Textbody" style:family="paragraph">
      <style:text-properties fo:font-size="11pt" style:font-size-asian="11pt" style:font-size-complex="11pt"/>
    </style:style>
    <style:style style:name="P14" style:parent-style-name="Textbody" style:family="paragraph">
      <style:text-properties fo:font-size="11pt" style:font-size-asian="11pt" style:font-size-complex="11pt"/>
    </style:style>
    <style:style style:name="P15" style:parent-style-name="Textbody" style:family="paragraph">
      <style:text-properties fo:font-size="11pt" style:font-size-asian="11pt" style:font-size-complex="11pt"/>
    </style:style>
    <style:style style:name="P16" style:parent-style-name="Textbody" style:family="paragraph">
      <style:text-properties fo:font-size="11pt" style:font-size-asian="11pt" style:font-size-complex="11pt"/>
    </style:style>
    <style:style style:name="P17" style:parent-style-name="Textbody" style:family="paragraph">
      <style:text-properties fo:font-size="11pt" style:font-size-asian="11pt" style:font-size-complex="11pt"/>
    </style:style>
    <style:style style:name="P18" style:parent-style-name="Textbody" style:family="paragraph">
      <style:text-properties fo:font-size="11pt" style:font-size-asian="11pt" style:font-size-complex="11pt"/>
    </style:style>
    <style:style style:name="P19" style:parent-style-name="Textbody" style:family="paragraph">
      <style:text-properties fo:font-size="11pt" style:font-size-asian="11pt" style:font-size-complex="11pt"/>
    </style:style>
    <style:style style:name="P20" style:parent-style-name="Textbody" style:family="paragraph">
      <style:text-properties fo:font-size="11pt" style:font-size-asian="11pt" style:font-size-complex="11pt"/>
    </style:style>
    <style:style style:name="P21" style:parent-style-name="Textbody" style:family="paragraph">
      <style:text-properties fo:font-size="11pt" style:font-size-asian="11pt" style:font-size-complex="11pt"/>
    </style:style>
    <style:style style:name="P22" style:parent-style-name="Textbody" style:family="paragraph">
      <style:text-properties fo:font-size="11pt" style:font-size-asian="11pt" style:font-size-complex="11pt"/>
    </style:style>
    <style:style style:name="P23" style:parent-style-name="Textbody" style:family="paragraph">
      <style:text-properties fo:font-size="11pt" style:font-size-asian="11pt" style:font-size-complex="11pt"/>
    </style:style>
    <style:style style:name="P24" style:parent-style-name="Textbody" style:family="paragraph">
      <style:text-properties fo:font-size="11pt" style:font-size-asian="11pt" style:font-size-complex="11pt"/>
    </style:style>
    <style:style style:name="P25" style:parent-style-name="Textbody" style:family="paragraph">
      <style:text-properties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26" style:parent-style-name="Textbody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style:font-name="Times New Roman" fo:color="#000000" fo:font-size="11pt" style:font-size-asian="11pt" style:font-size-complex="11pt"/>
    </style:style>
    <style:style style:name="P28" style:parent-style-name="Standard" style:family="paragraph">
      <style:text-properties style:font-name="Times New Roman" fo:color="#000000" fo:font-size="11pt" style:font-size-asian="11pt" style:font-size-complex="11pt"/>
    </style:style>
    <style:style style:name="P29" style:parent-style-name="Standard" style:family="paragraph">
      <style:text-properties style:font-name="Times New Roman" fo:color="#000000" fo:font-size="11pt" style:font-size-asian="11pt" style:font-size-complex="11pt"/>
    </style:style>
    <style:style style:name="P30" style:parent-style-name="Standard" style:family="paragraph">
      <style:text-properties style:font-name="Times New Roman" fo:color="#000000" fo:font-size="11pt" style:font-size-asian="11pt" style:font-size-complex="11pt"/>
    </style:style>
    <style:style style:name="P31" style:parent-style-name="Standard" style:family="paragraph">
      <style:text-properties style:font-name="Times New Roman" fo:color="#000000" fo:font-size="11pt" style:font-size-asian="11pt" style:font-size-complex="11pt"/>
    </style:style>
    <style:style style:name="P32" style:parent-style-name="Standard" style:family="paragraph">
      <style:text-properties style:font-name="Times New Roman" fo:color="#000000" fo:font-size="11pt" style:font-size-asian="11pt" style:font-size-complex="11pt"/>
    </style:style>
    <style:style style:name="P33" style:parent-style-name="Standard" style:family="paragraph">
      <style:text-properties style:font-name="Times New Roman" fo:color="#000000" fo:font-size="11pt" style:font-size-asian="11pt" style:font-size-complex="11pt"/>
    </style:style>
    <style:style style:name="P34" style:parent-style-name="Standard" style:family="paragraph">
      <style:text-properties style:font-name="Times New Roman" fo:color="#000000" fo:font-size="11pt" style:font-size-asian="11pt" style:font-size-complex="11pt"/>
    </style:style>
    <style:style style:name="P35" style:parent-style-name="Standard" style:family="paragraph">
      <style:text-properties style:font-name="Times New Roman" fo:color="#000000" fo:font-size="11pt" style:font-size-asian="11pt" style:font-size-complex="11pt"/>
    </style:style>
    <style:style style:name="P3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T41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T42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T43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P4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1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6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6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5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6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6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6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1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72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73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4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7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7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8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2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6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9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9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9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5" style:parent-style-name="Standard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96" style:parent-style-name="Standard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97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98" style:parent-style-name="Címsor1" style:family="paragraph">
      <style:text-properties style:font-name="Times New Roman" fo:color="#000000" fo:font-size="18pt" style:font-size-asian="18pt" style:font-size-complex="18pt"/>
    </style:style>
    <style:style style:name="P99" style:parent-style-name="Textbody" style:family="paragraph">
      <style:text-properties style:font-name="Times New Roman" fo:color="#000000" fo:font-size="11pt" style:font-size-asian="11pt" style:font-size-complex="11pt"/>
    </style:style>
    <style:style style:name="T100" style:parent-style-name="Bekezdésalapbetűtípusa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101" style:parent-style-name="Bekezdésalapbetűtípusa" style:family="text">
      <style:text-properties style:font-name="Times New Roman" fo:color="#000000" fo:font-size="16pt" style:font-size-asian="16pt" style:font-size-complex="16pt"/>
    </style:style>
    <style:style style:name="TableColumn103" style:family="table-column">
      <style:table-column-properties style:column-width="0.8916in" style:use-optimal-column-width="false"/>
    </style:style>
    <style:style style:name="TableColumn104" style:family="table-column">
      <style:table-column-properties style:column-width="2.302in" style:use-optimal-column-width="false"/>
    </style:style>
    <style:style style:name="TableColumn105" style:family="table-column">
      <style:table-column-properties style:column-width="3.7312in" style:use-optimal-column-width="false"/>
    </style:style>
    <style:style style:name="Table102" style:family="table">
      <style:table-properties style:width="6.92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Row113" style:family="table-row">
      <style:table-row-properties style:min-row-height="0.4006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1pt" style:font-size-asian="11pt" style:font-size-complex="11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1pt" style:font-size-asian="11pt" style:font-size-complex="11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1pt" style:font-size-asian="11pt" style:font-size-complex="11pt"/>
    </style:style>
    <style:style style:name="P127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TableColumn129" style:family="table-column">
      <style:table-column-properties style:column-width="1.7055in" style:use-optimal-column-width="false"/>
    </style:style>
    <style:style style:name="TableColumn130" style:family="table-column">
      <style:table-column-properties style:column-width="2.9111in" style:use-optimal-column-width="false"/>
    </style:style>
    <style:style style:name="TableColumn131" style:family="table-column">
      <style:table-column-properties style:column-width="2.3083in" style:use-optimal-column-width="false"/>
    </style:style>
    <style:style style:name="Table128" style:family="table">
      <style:table-properties style:width="6.925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1pt" style:font-size-asian="11pt" style:font-size-complex="11pt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1pt" style:font-size-asian="11pt" style:font-size-complex="11pt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1pt" style:font-size-asian="11pt" style:font-size-complex="11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11pt" style:font-size-asian="11pt" style:font-size-complex="11pt"/>
    </style:style>
    <style:style style:name="P160" style:parent-style-name="Címsor2" style:family="paragraph">
      <style:text-properties style:font-name="Times New Roman" fo:color="#000000" fo:font-size="16pt" style:font-size-asian="16pt" style:font-size-complex="16pt"/>
    </style:style>
    <style:style style:name="P161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162" style:parent-style-name="Textbody" style:family="paragraph">
      <style:text-properties style:font-name="Times New Roman" fo:color="#000000" fo:font-size="11pt" style:font-size-asian="11pt" style:font-size-complex="11pt"/>
    </style:style>
    <style:style style:name="P163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164" style:parent-style-name="Textbody" style:family="paragraph">
      <style:text-properties style:font-name="Times New Roman" fo:color="#000000" fo:font-size="11pt" style:font-size-asian="11pt" style:font-size-complex="11pt"/>
    </style:style>
    <style:style style:name="P165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166" style:parent-style-name="Textbody" style:family="paragraph">
      <style:text-properties style:font-name="Times New Roman" fo:color="#000000" fo:font-size="11pt" style:font-size-asian="11pt" style:font-size-complex="11pt"/>
    </style:style>
    <style:style style:name="T167" style:parent-style-name="Bekezdésalapbetűtípusa" style:family="text">
      <style:text-properties style:font-name="Times New Roman" fo:color="#000000" fo:font-size="16pt" style:font-size-asian="16pt" style:font-size-complex="16pt"/>
    </style:style>
    <style:style style:name="T168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T169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70" style:parent-style-name="Textbody" style:family="paragraph">
      <style:text-properties fo:font-size="11pt" style:font-size-asian="11pt" style:font-size-complex="11pt"/>
    </style:style>
    <style:style style:name="T171" style:parent-style-name="Bekezdésalapbetűtípusa" style:family="text">
      <style:text-properties fo:font-size="11pt" style:font-size-asian="11pt" style:font-size-complex="11pt"/>
    </style:style>
    <style:style style:name="T172" style:parent-style-name="Bekezdésalapbetűtípusa" style:family="text">
      <style:text-properties fo:font-size="11pt" style:font-size-asian="11pt" style:font-size-complex="11pt"/>
    </style:style>
    <style:style style:name="T173" style:parent-style-name="Bekezdésalapbetűtípusa" style:family="text">
      <style:text-properties fo:font-size="11pt" style:font-size-asian="11pt" style:font-size-complex="11pt"/>
    </style:style>
    <style:style style:name="T174" style:parent-style-name="Bekezdésalapbetűtípusa" style:family="text">
      <style:text-properties fo:font-size="11pt" style:font-size-asian="11pt" style:font-size-complex="11pt"/>
    </style:style>
    <style:style style:name="T175" style:parent-style-name="Bekezdésalapbetűtípusa" style:family="text">
      <style:text-properties fo:font-size="11pt" style:font-size-asian="11pt" style:font-size-complex="11pt"/>
    </style:style>
    <style:style style:name="P176" style:parent-style-name="Textbody" style:family="paragraph">
      <style:text-properties fo:font-size="11pt" style:font-size-asian="11pt" style:font-size-complex="11pt"/>
    </style:style>
    <style:style style:name="P177" style:parent-style-name="Textbody" style:family="paragraph">
      <style:text-properties fo:font-size="11pt" style:font-size-asian="11pt" style:font-size-complex="11pt"/>
    </style:style>
    <style:style style:name="P178" style:parent-style-name="Textbody" style:family="paragraph">
      <style:text-properties style:font-name="Times New Roman" fo:color="#000000" fo:font-size="11pt" style:font-size-asian="11pt" style:font-size-complex="11pt"/>
    </style:style>
    <style:style style:name="T179" style:parent-style-name="Bekezdésalapbetűtípusa" style:family="text">
      <style:text-properties style:font-name="Times New Roman" fo:color="#000000" fo:font-size="16pt" style:font-size-asian="16pt" style:font-size-complex="16pt"/>
    </style:style>
    <style:style style:name="T180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T181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T182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83" style:parent-style-name="Textbody" style:family="paragraph">
      <style:text-properties style:font-name="Times New Roman" fo:color="#000000" fo:font-size="11pt" style:font-size-asian="11pt" style:font-size-complex="11pt"/>
    </style:style>
    <style:style style:name="P184" style:parent-style-name="Textbody" style:family="paragraph">
      <style:text-properties style:font-name="Times New Roman" fo:font-weight="bold" style:font-weight-asian="bold" style:font-weight-complex="bold" fo:color="#000000" fo:font-size="18pt" style:font-size-asian="18pt" style:font-size-complex="18pt"/>
    </style:style>
    <style:style style:name="P185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186" style:parent-style-name="Textbody" style:family="paragraph">
      <style:text-properties style:font-name="Times New Roman" fo:color="#000000" fo:font-size="11pt" style:font-size-asian="11pt" style:font-size-complex="11pt"/>
    </style:style>
    <style:style style:name="T18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88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8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9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191" style:parent-style-name="Textbody" style:family="paragraph">
      <style:text-properties style:font-name="Times New Roman" fo:color="#000000" fo:font-size="11pt" style:font-size-asian="11pt" style:font-size-complex="11pt"/>
    </style:style>
    <style:style style:name="T19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93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9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9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196" style:parent-style-name="Textbody" style:family="paragraph">
      <style:text-properties style:font-name="Times New Roman" fo:color="#000000" fo:font-size="11pt" style:font-size-asian="11pt" style:font-size-complex="11pt"/>
    </style:style>
    <style:style style:name="T19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98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9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02" style:parent-style-name="Textbody" style:family="paragraph">
      <style:text-properties style:font-name="Times New Roman" fo:color="#000000" fo:font-size="11pt" style:font-size-asian="11pt" style:font-size-complex="11pt"/>
    </style:style>
    <style:style style:name="T20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4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0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07" style:parent-style-name="Textbody" style:family="paragraph">
      <style:text-properties style:font-name="Times New Roman" fo:color="#000000" fo:font-size="11pt" style:font-size-asian="11pt" style:font-size-complex="11pt"/>
    </style:style>
    <style:style style:name="T20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9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1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1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12" style:parent-style-name="Textbody" style:family="paragraph">
      <style:text-properties style:font-name="Times New Roman" fo:color="#000000" fo:font-size="11pt" style:font-size-asian="11pt" style:font-size-complex="11pt"/>
    </style:style>
    <style:style style:name="T21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14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1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1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1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18" style:parent-style-name="Textbody" style:family="paragraph">
      <style:text-properties style:font-name="Times New Roman" fo:color="#000000" fo:font-size="11pt" style:font-size-asian="11pt" style:font-size-complex="11pt"/>
    </style:style>
    <style:style style:name="P219" style:parent-style-name="Textbody" style:family="paragraph">
      <style:text-properties style:font-name="Times New Roman" fo:color="#000000" fo:font-size="11pt" style:font-size-asian="11pt" style:font-size-complex="11pt"/>
    </style:style>
    <style:style style:name="T22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2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2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2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24" style:parent-style-name="Textbody" style:family="paragraph">
      <style:text-properties style:font-name="Times New Roman" fo:color="#000000" fo:font-size="11pt" style:font-size-asian="11pt" style:font-size-complex="11pt"/>
    </style:style>
    <style:style style:name="T22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2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2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2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29" style:parent-style-name="Textbody" style:family="paragraph">
      <style:text-properties style:font-name="Times New Roman" fo:color="#000000" fo:font-size="11pt" style:font-size-asian="11pt" style:font-size-complex="11pt"/>
    </style:style>
    <style:style style:name="T23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3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3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3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34" style:parent-style-name="Textbody" style:family="paragraph">
      <style:text-properties style:font-name="Times New Roman" fo:color="#000000" fo:font-size="11pt" style:font-size-asian="11pt" style:font-size-complex="11pt"/>
    </style:style>
    <style:style style:name="T23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3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3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3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39" style:parent-style-name="Textbody" style:family="paragraph">
      <style:text-properties style:font-name="Times New Roman" fo:color="#000000" fo:font-size="11pt" style:font-size-asian="11pt" style:font-size-complex="11pt"/>
    </style:style>
    <style:style style:name="T24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4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4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43" style:parent-style-name="Textbody" style:family="paragraph">
      <style:text-properties style:font-name="Times New Roman" fo:color="#000000" fo:font-size="11pt" style:font-size-asian="11pt" style:font-size-complex="11pt"/>
    </style:style>
    <style:style style:name="T24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45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4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4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48" style:parent-style-name="Textbody" style:family="paragraph">
      <style:text-properties style:font-name="Times New Roman" fo:color="#000000" fo:font-size="11pt" style:font-size-asian="11pt" style:font-size-complex="11pt"/>
    </style:style>
    <style:style style:name="T24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50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5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53" style:parent-style-name="Textbody" style:family="paragraph">
      <style:text-properties style:font-name="Times New Roman" fo:color="#000000" fo:font-size="11pt" style:font-size-asian="11pt" style:font-size-complex="11pt"/>
    </style:style>
    <style:style style:name="T25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55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57" style:parent-style-name="Textbody" style:family="paragraph">
      <style:text-properties style:font-name="Times New Roman" fo:color="#000000" fo:font-size="11pt" style:font-size-asian="11pt" style:font-size-complex="11pt"/>
    </style:style>
    <style:style style:name="P258" style:parent-style-name="Textbody" style:family="paragraph">
      <style:text-properties style:font-name="Times New Roman" fo:color="#000000" fo:font-size="11pt" style:font-size-asian="11pt" style:font-size-complex="11pt"/>
    </style:style>
    <style:style style:name="P259" style:parent-style-name="Textbody" style:family="paragraph">
      <style:text-properties style:font-name="Times New Roman" fo:color="#000000" fo:font-size="11pt" style:font-size-asian="11pt" style:font-size-complex="11pt"/>
    </style:style>
    <style:style style:name="T26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6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63" style:parent-style-name="Textbody" style:family="paragraph">
      <style:text-properties style:font-name="Times New Roman" fo:color="#000000" fo:font-size="11pt" style:font-size-asian="11pt" style:font-size-complex="11pt"/>
    </style:style>
    <style:style style:name="T26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65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6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68" style:parent-style-name="Textbody" style:family="paragraph">
      <style:text-properties style:font-name="Times New Roman" fo:color="#000000" fo:font-size="11pt" style:font-size-asian="11pt" style:font-size-complex="11pt"/>
    </style:style>
    <style:style style:name="T26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70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7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72" style:parent-style-name="Textbody" style:family="paragraph">
      <style:text-properties style:font-name="Times New Roman" fo:color="#000000" fo:font-size="11pt" style:font-size-asian="11pt" style:font-size-complex="11pt"/>
    </style:style>
    <style:style style:name="P273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ableColumn275" style:family="table-column">
      <style:table-column-properties style:column-width="3.4625in" style:use-optimal-column-width="false"/>
    </style:style>
    <style:style style:name="TableColumn276" style:family="table-column">
      <style:table-column-properties style:column-width="3.4625in" style:use-optimal-column-width="false"/>
    </style:style>
    <style:style style:name="Table274" style:family="table">
      <style:table-properties style:width="6.925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/>
    </style:style>
    <style:style style:name="TableCell2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fo:font-size="11pt" style:font-size-asian="11pt" style:font-size-complex="11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fo:font-size="11pt" style:font-size-asian="11pt" style:font-size-complex="11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fo:font-size="11pt" style:font-size-asian="11pt" style:font-size-complex="11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fo:font-size="11pt" style:font-size-asian="11pt" style:font-size-complex="11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fo:font-size="11pt" style:font-size-asian="11pt" style:font-size-complex="11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fo:font-size="11pt" style:font-size-asian="11pt" style:font-size-complex="11pt"/>
    </style:style>
    <style:style style:name="P302" style:parent-style-name="Textbody" style:family="paragraph">
      <style:text-properties style:font-name="Times New Roman" fo:color="#000000" fo:font-size="11pt" style:font-size-asian="11pt" style:font-size-complex="11pt"/>
    </style:style>
    <style:style style:name="P303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304" style:parent-style-name="Textbody" style:family="paragraph">
      <style:text-properties style:font-name="Times New Roman" fo:color="#000000" fo:font-size="11pt" style:font-size-asian="11pt" style:font-size-complex="11pt"/>
    </style:style>
    <style:style style:name="P305" style:parent-style-name="Textbody" style:family="paragraph">
      <style:text-properties style:font-name="Times New Roman" fo:color="#000000" fo:font-size="11pt" style:font-size-asian="11pt" style:font-size-complex="11pt"/>
    </style:style>
    <style:style style:name="P306" style:parent-style-name="Textbody" style:family="paragraph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307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308" style:parent-style-name="Textbody" style:family="paragraph">
      <style:text-properties style:font-name="Times New Roman" fo:color="#000000" fo:font-size="11pt" style:font-size-asian="11pt" style:font-size-complex="11pt"/>
    </style:style>
    <style:style style:name="P309" style:parent-style-name="Textbody" style:family="paragraph">
      <style:text-properties style:font-name="Times New Roman" fo:color="#000000" fo:font-size="11pt" style:font-size-asian="11pt" style:font-size-complex="11pt"/>
    </style:style>
    <style:style style:name="P310" style:parent-style-name="Textbody" style:family="paragraph">
      <style:text-properties style:font-name="Times New Roman" fo:color="#000000" fo:font-size="11pt" style:font-size-asian="11pt" style:font-size-complex="11pt"/>
    </style:style>
    <style:style style:name="P311" style:parent-style-name="Textbody" style:family="paragraph">
      <style:text-properties style:font-name="Times New Roman" fo:color="#000000" fo:font-size="11pt" style:font-size-asian="11pt" style:font-size-complex="11pt"/>
    </style:style>
    <style:style style:name="P312" style:parent-style-name="Textbody" style:family="paragraph">
      <style:text-properties style:font-name="Times New Roman" fo:color="#000000" fo:font-size="11pt" style:font-size-asian="11pt" style:font-size-complex="11pt"/>
    </style:style>
    <style:style style:name="P313" style:parent-style-name="Textbody" style:family="paragraph">
      <style:text-properties style:font-name="Times New Roman" fo:color="#000000" fo:font-size="11pt" style:font-size-asian="11pt" style:font-size-complex="11pt"/>
    </style:style>
    <style:style style:name="P314" style:parent-style-name="Textbody" style:family="paragraph">
      <style:text-properties style:font-name="Times New Roman" fo:color="#000000" fo:font-size="11pt" style:font-size-asian="11pt" style:font-size-complex="11pt"/>
    </style:style>
    <style:style style:name="T31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1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17" style:parent-style-name="Bekezdésalapbetűtípusa" style:family="text">
      <style:text-properties style:font-name="Times New Roman" fo:color="#555555" fo:font-size="11pt" style:font-size-asian="11pt" style:font-size-complex="11pt"/>
    </style:style>
    <style:style style:name="P318" style:parent-style-name="Textbody" style:family="paragraph">
      <style:text-properties style:font-name="Times New Roman" fo:color="#000000" fo:font-size="11pt" style:font-size-asian="11pt" style:font-size-complex="11pt"/>
    </style:style>
    <style:style style:name="P319" style:parent-style-name="Textbody" style:family="paragraph">
      <style:text-properties style:font-name="Times New Roman" fo:color="#000000" fo:font-size="11pt" style:font-size-asian="11pt" style:font-size-complex="11pt"/>
    </style:style>
    <style:style style:name="P320" style:parent-style-name="Textbody" style:family="paragraph">
      <style:text-properties style:font-name="Times New Roman" fo:color="#000000" fo:font-size="11pt" style:font-size-asian="11pt" style:font-size-complex="11pt"/>
    </style:style>
    <style:style style:name="P321" style:parent-style-name="Textbody" style:family="paragraph">
      <style:text-properties style:font-name="Times New Roman" fo:color="#000000" fo:font-size="11pt" style:font-size-asian="11pt" style:font-size-complex="11pt"/>
    </style:style>
    <style:style style:name="P322" style:parent-style-name="Textbody" style:family="paragraph">
      <style:text-properties style:font-name="Times New Roman" fo:color="#000000" fo:font-size="11pt" style:font-size-asian="11pt" style:font-size-complex="11pt"/>
    </style:style>
    <style:style style:name="P323" style:parent-style-name="Textbody" style:family="paragraph">
      <style:text-properties style:font-name="Times New Roman" fo:color="#000000" fo:font-size="11pt" style:font-size-asian="11pt" style:font-size-complex="11pt"/>
    </style:style>
    <style:style style:name="P324" style:parent-style-name="Textbody" style:family="paragraph">
      <style:text-properties style:font-name="Times New Roman" fo:color="#000000" fo:font-size="11pt" style:font-size-asian="11pt" style:font-size-complex="11pt"/>
    </style:style>
    <style:style style:name="P325" style:parent-style-name="Textbody" style:family="paragraph">
      <style:text-properties style:font-name="Times New Roman" fo:color="#000000" fo:font-size="11pt" style:font-size-asian="11pt" style:font-size-complex="11pt"/>
    </style:style>
    <style:style style:name="P326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327" style:parent-style-name="Textbody" style:family="paragraph">
      <style:text-properties style:font-name="Times New Roman" fo:color="#000000" fo:font-size="11pt" style:font-size-asian="11pt" style:font-size-complex="11pt"/>
    </style:style>
    <style:style style:name="P328" style:parent-style-name="Címsor1" style:family="paragraph">
      <style:text-properties style:font-name="Times New Roman" fo:color="#000000" fo:font-size="18pt" style:font-size-asian="18pt" style:font-size-complex="18pt"/>
    </style:style>
    <style:style style:name="P329" style:parent-style-name="Címsor1" style:family="paragraph">
      <style:text-properties style:font-name="Times New Roman" fo:color="#000000" fo:font-size="18pt" style:font-size-asian="18pt" style:font-size-complex="18pt"/>
    </style:style>
    <style:style style:name="P330" style:parent-style-name="Címsor1" style:family="paragraph">
      <style:text-properties style:font-name="Times New Roman" fo:color="#000000" fo:font-size="18pt" style:font-size-asian="18pt" style:font-size-complex="18pt"/>
    </style:style>
    <style:style style:name="P331" style:parent-style-name="Textbody" style:family="paragraph">
      <style:paragraph-properties fo:margin-left="0.4895in">
        <style:tab-stops/>
      </style:paragraph-properties>
    </style:style>
    <style:style style:name="P332" style:parent-style-name="Textbody" style:family="paragraph">
      <style:paragraph-properties fo:margin-left="0.4895in">
        <style:tab-stops/>
      </style:paragraph-properties>
    </style:style>
    <style:style style:name="P333" style:parent-style-name="Textbody" style:family="paragraph">
      <style:paragraph-properties fo:margin-left="0.4895in">
        <style:tab-stops/>
      </style:paragraph-properties>
    </style:style>
    <style:style style:name="P334" style:parent-style-name="Címsor1" style:family="paragraph">
      <style:text-properties style:font-name="Times New Roman" fo:color="#000000" fo:font-size="18pt" style:font-size-asian="18pt" style:font-size-complex="18pt"/>
    </style:style>
    <style:style style:name="P335" style:parent-style-name="Címsor1" style:family="paragraph">
      <style:text-properties style:font-name="Times New Roman" fo:color="#000000" fo:font-size="18pt" style:font-size-asian="18pt" style:font-size-complex="18pt"/>
    </style:style>
    <style:style style:name="P336" style:parent-style-name="Címsor1" style:family="paragraph">
      <style:text-properties style:font-name="Times New Roman" fo:color="#000000" fo:font-size="18pt" style:font-size-asian="18pt" style:font-size-complex="18pt"/>
    </style:style>
    <style:style style:name="P337" style:parent-style-name="Textbody" style:family="paragraph">
      <style:paragraph-properties fo:text-indent="0.4923in"/>
    </style:style>
    <style:style style:name="T338" style:parent-style-name="Bekezdésalapbetűtípusa" style:family="text">
      <style:text-properties style:font-name="Times New Roman" fo:font-style="italic" style:font-style-asian="italic" style:font-style-complex="italic" fo:color="#000000" fo:font-size="14pt" style:font-size-asian="14pt" style:font-size-complex="13pt"/>
    </style:style>
    <style:style style:name="T339" style:parent-style-name="Bekezdésalapbetűtípusa" style:family="text">
      <style:text-properties fo:font-style="italic" style:font-style-asian="italic" style:font-style-complex="italic" fo:font-size="13pt" style:font-size-asian="13pt" style:font-size-complex="13pt"/>
    </style:style>
    <style:style style:name="P340" style:parent-style-name="Textbody" style:family="paragraph">
      <style:paragraph-properties fo:margin-bottom="0in"/>
    </style:style>
    <style:style style:name="T341" style:parent-style-name="Bekezdésalapbetűtípusa" style:family="text">
      <style:text-properties fo:font-size="11pt" style:font-size-asian="11pt" style:font-size-complex="11pt"/>
    </style:style>
    <style:style style:name="T342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343" style:parent-style-name="Bekezdésalapbetűtípusa" style:family="text">
      <style:text-properties fo:font-size="11pt" style:font-size-asian="11pt" style:font-size-complex="11pt"/>
    </style:style>
    <style:style style:name="P344" style:parent-style-name="Textbody" style:family="paragraph">
      <style:paragraph-properties fo:margin-bottom="0in" fo:margin-left="0.9847in">
        <style:tab-stops/>
      </style:paragraph-properties>
      <style:text-properties fo:font-size="11pt" style:font-size-asian="11pt" style:font-size-complex="11pt"/>
    </style:style>
    <style:style style:name="P345" style:parent-style-name="Textbody" style:family="paragraph">
      <style:paragraph-properties fo:margin-bottom="0in" fo:margin-left="0.9847in">
        <style:tab-stops/>
      </style:paragraph-properties>
      <style:text-properties fo:font-size="11pt" style:font-size-asian="11pt" style:font-size-complex="11pt"/>
    </style:style>
    <style:style style:name="T346" style:parent-style-name="Bekezdésalapbetűtípusa" style:family="text">
      <style:text-properties fo:font-style="italic" style:font-style-asian="italic" style:font-style-complex="italic" fo:font-size="13pt" style:font-size-asian="13pt" style:font-size-complex="13pt"/>
    </style:style>
    <style:style style:name="P347" style:parent-style-name="Textbody" style:family="paragraph">
      <style:paragraph-properties fo:margin-bottom="0in"/>
    </style:style>
    <style:style style:name="T348" style:parent-style-name="Bekezdésalapbetűtípusa" style:family="text">
      <style:text-properties fo:font-size="13pt" style:font-size-asian="13pt" style:font-size-complex="13pt"/>
    </style:style>
    <style:style style:name="T34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0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35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52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T35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55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35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5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58" style:parent-style-name="Standard" style:family="paragraph">
      <style:text-properties style:font-name="Times New Roman" fo:color="#000000" fo:font-size="11pt" style:font-size-asian="11pt" style:font-size-complex="11pt"/>
    </style:style>
    <style:style style:name="P359" style:parent-style-name="Standard" style:family="paragraph">
      <style:text-properties style:font-name="Times New Roman" fo:color="#000000" fo:font-size="11pt" style:font-size-asian="11pt" style:font-size-complex="11pt"/>
    </style:style>
    <style:style style:name="T36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61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/>
    </style:style>
    <style:style style:name="P362" style:parent-style-name="Standard" style:family="paragraph">
      <style:text-properties style:font-name="Times New Roman" fo:font-style="italic" style:font-style-asian="italic" style:font-style-complex="italic" fo:color="#000000" fo:font-size="13pt" style:font-size-asian="13pt" style:font-size-complex="13pt"/>
    </style:style>
    <style:style style:name="T363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/>
    </style:style>
    <style:style style:name="T364" style:parent-style-name="Bekezdésalapbetűtípusa" style:family="text">
      <style:text-properties style:font-name="Times New Roman" fo:color="#000000" fo:font-size="13pt" style:font-size-asian="13pt" style:font-size-complex="13pt"/>
    </style:style>
    <style:style style:name="T365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36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6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6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6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7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7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7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73" style:parent-style-name="Textbody" style:family="paragraph">
      <style:paragraph-properties fo:line-height="100%"/>
      <style:text-properties fo:font-size="13pt" style:font-size-asian="13pt" style:font-size-complex="13pt"/>
    </style:style>
    <style:style style:name="P374" style:parent-style-name="Textbody" style:family="paragraph">
      <style:paragraph-properties fo:margin-bottom="0in"/>
    </style:style>
    <style:style style:name="T37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76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/>
    </style:style>
    <style:style style:name="P377" style:parent-style-name="Textbody" style:family="paragraph">
      <style:paragraph-properties fo:margin-bottom="0in"/>
    </style:style>
    <style:style style:name="T37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79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38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81" style:parent-style-name="Textbody" style:family="paragraph">
      <style:paragraph-properties fo:margin-bottom="0in" fo:margin-left="1.477in">
        <style:tab-stops/>
      </style:paragraph-properties>
      <style:text-properties style:font-name="Times New Roman" fo:color="#000000" fo:font-size="11pt" style:font-size-asian="11pt" style:font-size-complex="11pt"/>
    </style:style>
    <style:style style:name="P382" style:parent-style-name="Textbody" style:family="paragraph">
      <style:paragraph-properties fo:margin-bottom="0in" fo:margin-left="1.477in">
        <style:tab-stops/>
      </style:paragraph-properties>
      <style:text-properties style:font-name="Times New Roman" fo:color="#000000" fo:font-size="11pt" style:font-size-asian="11pt" style:font-size-complex="11pt"/>
    </style:style>
    <style:style style:name="P383" style:parent-style-name="Textbody" style:family="paragraph">
      <style:paragraph-properties fo:margin-top="0.1666in" fo:margin-bottom="0in"/>
    </style:style>
    <style:style style:name="T38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85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38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87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/>
    </style:style>
    <style:style style:name="P388" style:parent-style-name="Textbody" style:family="paragraph">
      <style:paragraph-properties fo:margin-bottom="0in"/>
    </style:style>
    <style:style style:name="T389" style:parent-style-name="Bekezdésalapbetűtípusa" style:family="text">
      <style:text-properties fo:font-size="11pt" style:font-size-asian="11pt" style:font-size-complex="11pt"/>
    </style:style>
    <style:style style:name="T390" style:parent-style-name="Bekezdésalapbetűtípusa" style:family="text">
      <style:text-properties fo:font-size="11pt" style:font-size-asian="11pt" style:font-size-complex="11pt"/>
    </style:style>
    <style:style style:name="T391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392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393" style:parent-style-name="Textbody" style:family="paragraph">
      <style:paragraph-properties fo:margin-left="0.9847in">
        <style:tab-stops/>
      </style:paragraph-properties>
    </style:style>
    <style:style style:name="T39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95" style:parent-style-name="Bekezdésalapbetűtípusa" style:family="text">
      <style:text-properties fo:font-size="11pt" style:font-size-asian="11pt" style:font-size-complex="11pt"/>
    </style:style>
    <style:style style:name="T39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97" style:parent-style-name="Bekezdésalapbetűtípusa" style:family="text">
      <style:text-properties fo:font-size="11pt" style:font-size-asian="11pt" style:font-size-complex="11pt"/>
    </style:style>
    <style:style style:name="T39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99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/>
    </style:style>
    <style:style style:name="P400" style:parent-style-name="Standard" style:family="paragraph">
      <style:paragraph-properties fo:line-height="115%"/>
    </style:style>
    <style:style style:name="T40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02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40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0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405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/>
    </style:style>
    <style:style style:name="P406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/>
    </style:style>
    <style:style style:name="P407" style:parent-style-name="Standard" style:family="paragraph">
      <style:paragraph-properties fo:line-height="115%"/>
    </style:style>
    <style:style style:name="T40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09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41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411" style:parent-style-name="Standard" style:family="paragraph">
      <style:paragraph-properties fo:line-height="115%"/>
    </style:style>
    <style:style style:name="T41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1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1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415" style:parent-style-name="Standard" style:family="paragraph">
      <style:paragraph-properties fo:line-height="115%"/>
      <style:text-properties style:font-name="Times New Roman" fo:color="#000000"/>
    </style:style>
    <style:style style:name="P416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417" style:parent-style-name="Bekezdésalapbetűtípusa" style:family="text">
      <style:text-properties style:font-name="Times New Roman" fo:color="#000000"/>
    </style:style>
    <style:style style:name="T418" style:parent-style-name="Bekezdésalapbetűtípusa" style:family="text">
      <style:text-properties style:font-name="Times New Roman" fo:font-weight="bold" style:font-weight-asian="bold" style:font-weight-complex="bold" fo:color="#000000"/>
    </style:style>
    <style:style style:name="T419" style:parent-style-name="Bekezdésalapbetűtípusa" style:family="text">
      <style:text-properties style:font-name="Times New Roman" fo:color="#000000"/>
    </style:style>
    <style:style style:name="P420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fo:color="#000000"/>
    </style:style>
    <style:style style:name="P421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fo:color="#000000"/>
    </style:style>
    <style:style style:name="P422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423" style:parent-style-name="Bekezdésalapbetűtípusa" style:family="text">
      <style:text-properties style:font-name="Times New Roman" fo:color="#000000"/>
    </style:style>
    <style:style style:name="T42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25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42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2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428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42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3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431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/>
    </style:style>
    <style:style style:name="P43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43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34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43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3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437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/>
    </style:style>
    <style:style style:name="P438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43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40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44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44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44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444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44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446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/>
    </style:style>
    <style:style style:name="P447" style:parent-style-name="Textbody" style:family="paragraph">
      <style:text-properties fo:font-size="11pt" style:font-size-asian="11pt" style:font-size-complex="11pt"/>
    </style:style>
    <style:style style:name="P448" style:parent-style-name="Standard" style:family="paragraph">
      <style:text-properties style:font-name="Times New Roman" fo:color="#000000" fo:font-size="11pt" style:font-size-asian="11pt" style:font-size-complex="11pt"/>
    </style:style>
  </office:automatic-styles>
  <office:body>
    <office:text text:use-soft-page-breaks="true">
      <text:p text:style-name="P1"/>
      <text:p text:style-name="P2">Tartalomjegyzék</text:p>
      <text:section text:name="Sect1" text:style-name="S1">
        <text:p text:style-name="P3">1. Bevezetés</text:p>
        <text:p text:style-name="P4">2. Az alkalmazás helye</text:p>
        <text:p text:style-name="P5"><text:tab/>2.1 Üzleti lehetőségek</text:p>
        <text:p text:style-name="P6"><text:tab/>2.2 A probléma megfogalmazása</text:p>
        <text:p text:style-name="P7"><text:tab/>2.3 Az elkészült termék helye</text:p>
        <text:p text:style-name="P8">3. Érintettek és felhasználók</text:p>
        <text:p text:style-name="P9"><text:tab/>3.1. Az érintettek összefoglalása</text:p>
        <text:p text:style-name="P10"><text:tab/>3.2. A felhasználók<text:s/>összefoglalása</text:p>
        <text:p text:style-name="P11"><text:tab/>3.3 Felhasználói környezet</text:p>
        <text:p text:style-name="P12"><text:tab/>3.4. Illetékesek adatai</text:p>
        <text:p text:style-name="P13"><text:tab/>3.5. Felhasználók adatai</text:p>
        <text:p text:style-name="P14">4. A végtermék áttekintése</text:p>
        <text:p text:style-name="P15"><text:tab/>4.1 A termék kapcsolatai</text:p>
        <text:p text:style-name="P16"><text:tab/>4.2. A termék használatának előnyei</text:p>
        <text:p text:style-name="P17"><text:tab/>4.3. Feltételezések és függőségek</text:p>
        <text:p text:style-name="P18"><text:tab/>4.4 Költségbecslés</text:p>
        <text:p text:style-name="P19"><text:tab/>4.5.<text:s/>Installáció</text:p>
        <text:p text:style-name="P20">5. A végtermék jellemzői, biztosított szolgáltatások</text:p>
        <text:p text:style-name="P21">6. Korlátozások</text:p>
        <text:p text:style-name="P22">7. Minőségi elvárások</text:p>
        <text:p text:style-name="P23">8. Dokumentációkkal kapcsolatos követelmények</text:p>
        <text:p text:style-name="P24">9. Kockázat lista</text:p>
        <text:p text:style-name="P25">10. Szótár</text:p>
      </text:section>
      <text:section text:name="Sect2" text:style-name="S2">
        <text:p text:style-name="P26"><text:line-break/></text:p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h text:style-name="Címsor2" text:outline-level="2">1. Bevezetés</text:h>
        <text:p text:style-name="P36"/>
        <text:p text:style-name="P37">Szoftverünk neve: Ubimon</text:p>
        <text:p text:style-name="P38">Csapatunk egy<text:s/>kétdimenziós RPG játékon dolgozik, amely néhány egyedi, és rendkívüli változtatások mellett nagy hangsúlyt fektett a környezetvédelem fontosságára.</text:p>
        <text:p text:style-name="P39"/>
        <text:h text:style-name="Címsor2" text:outline-level="2">2. Az alkalmazás helye</text:h>
        <text:p text:style-name="P40"/>
        <text:p text:style-name="Standard"><text:span text:style-name="T41">Az alkalmazás - elkészítése után - egy egyszerű, kis méretű RPG játékszoftver lesz,</text:span><text:span text:style-name="T42"><text:s/>amely először a Steam platformról lesz elérhető digitálisan, de tervben van egy fizikális, limitált kiadás is, mely tartalmazna kiegészítőket (kézikönyv, poszter, térkép stb.). A játék bármely korosztály számára ajánlott, ha valaki szeretne egy kicsit szó</text:span><text:span text:style-name="T43">rakozni, és mellesleg elgondolkodni a főtémával kapcsolatosan.</text:span></text:p>
        <text:p text:style-name="P44"/>
        <text:h text:style-name="Címsor3" text:outline-level="3">2.1 Üzleti lehetőségek</text:h>
        <text:p text:style-name="P45"/>
        <text:p text:style-name="P46">Ez a szoftver a szórakoztatóipart veszi célba. Egy fix áron Emellett számítunk arra, hogy a megfelelő balansz és stratégiák kialakítása véget, ez a játék eSport<text:s/>szintű bajnokságokba is bekerülhet.</text:p>
        <text:p text:style-name="P47"/>
        <text:h text:style-name="Címsor3" text:outline-level="3">2.2 A probléma megfogalmazása</text:h>
        <text:p text:style-name="P48"/>
        <text:p text:style-name="P49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  <text:p text:style-name="P50"/>
        <text:p text:style-name="P51">Egy játékszoftveren belül – ha a verziókezelést figyelembe vesszük – igen nagy hangsúlyt kell fektetni a cél minél sokoldalúbb teljesítéséhez. Ehhez azonban<text:s/>érdemes a legalapabb problémákat megoldani, ahhoz hogy tovább tudjuk finomhangolni az univerzációt. Egy RPG-ben ezek a következők:</text:p>
        <text:p text:style-name="P52"/>
        <text:list text:style-name="LFO1" text:continue-numbering="true">
          <text:list-item>
            <text:p text:style-name="P53">Csalás nélküli végigjátszhatóság megoldása</text:p>
          </text:list-item>
          <text:list-item>
            <text:p text:style-name="P54">Megfelelő interfész kialakítása</text:p>
          </text:list-item>
          <text:list-item>
            <text:p text:style-name="P55">A játéktér beláthatósága</text:p>
          </text:list-item>
          <text:list-item>
            <text:p text:style-name="P56">Megfelelő AI biztosítása</text:p>
          </text:list-item>
          <text:list-item>
            <text:p text:style-name="P57">Változatos tér, és a szörnyek megfelelő elhelyezkedése</text:p>
          </text:list-item>
          <text:list-item>
            <text:p text:style-name="P58">Időzítések szinkronizálása, arányok bemérése</text:p>
          </text:list-item>
          <text:list-item>
            <text:p text:style-name="P59">A játékos cselekedeteinek végleges, vagy ideiglenes következménye legyen</text:p>
          </text:list-item>
        </text:list>
        <text:p text:style-name="P60"/>
        <text:p text:style-name="P61">Csalás nélküli végigjászhatóság megoldása:</text:p>
        <text:p text:style-name="Standard"><text:span text:style-name="T62"><text:tab/>Talán a legegyértelműbb probléma min</text:span><text:span text:style-name="T63">dközül, mégis csak fontos számunkra ez a pont, főleg egy RPG-nél, ahol sokkal több lehetőség adott a játékos számára.</text:span></text:p>
        <text:p text:style-name="P64"/>
        <text:p text:style-name="P65">Megfelelő interfész kialakítása:</text:p>
        <text:p text:style-name="Standard"><text:span text:style-name="T66"><text:tab/></text:span><text:span text:style-name="T67">A műfajnak megfelelően a játék alatt két magasabb szintű interfészt tervezünk. Egy a harcrendszernek sz</text:span><text:span text:style-name="T68">ánt felület (mely biztosítja a szörnyek harcba küldését, azok fejlődést, és az ellenfeleink legyőzését), emellett egy felülnézetes open-world képet kell biztosítanunk, hogy a játékos saját maga dönthessen az útvonaltervéről.</text:span></text:p>
        <text:p text:style-name="P69"/>
        <text:p text:style-name="P70"/>
        <text:p text:style-name="P71"/>
        <text:p text:style-name="P72"/>
        <text:p text:style-name="P73">A játéktér<text:s/>beláthatósága:</text:p>
        <text:p text:style-name="Standard"><text:span text:style-name="T74"><text:tab/></text:span><text:span text:style-name="T75">A kétdimenziós felülnézeti interfész alatt játszik inkább ez az elem nagy szerepet, ahol fontos hogy el tudjunk navigálni a célunking. Rendes pályaszerkesztés, megfelelő színpaletta/színvilág, és más grafikai elemek szükséges ennek<text:s/></text:span><text:span text:style-name="T76">megalkotására, majd ezeket balanszolni kell.</text:span></text:p>
        <text:p text:style-name="P77"/>
        <text:p text:style-name="P78">Megfelelő AI biztosítása:</text:p>
        <text:p text:style-name="Standard"><text:span text:style-name="T79"><text:tab/>A fokozatos nehézségi szint megvalósítása a progresszió alatt, már egy alapkövetelmény szinte minden videójátéknál, így gondoskodnunk kell arra, hogy a játékos a történet haladtával,<text:s/></text:span><text:span text:style-name="T80">már sokkal kihívóbb, de legyőzhető ellenfelek ellen mérje össze tudását.</text:span></text:p>
        <text:p text:style-name="P81"/>
        <text:p text:style-name="P82">Változatos tér, és a szörnyek megfelelő elhelyezkedése:</text:p>
        <text:p text:style-name="Standard"><text:span text:style-name="T83"><text:tab/>Mivel a szörnyek egyediségét nem csak személyiségük, hanem különböző saját típusuk is meghatározza, <text:s/>így érdemes ezeknek az é</text:span><text:span text:style-name="T84">lőlényeknek a hozzájuk illő környezetet megalkotni, és ezekre a helyekre elhelyezni őket.</text:span></text:p>
        <text:p text:style-name="P85"/>
        <text:p text:style-name="P86">Időzítések szinkronízálása, arányok bemérése:</text:p>
        <text:p text:style-name="Standard"><text:span text:style-name="T87"><text:tab/>A nehézségnek megfelelően fontos bemérni az arányokat, és a fejlődési időtartalmakat össze kell hangolni.</text:span></text:p>
        <text:p text:style-name="P88"/>
        <text:p text:style-name="P89">A játékos cselekedeteinek végleges, vagy ideiglenes következménye legyen:</text:p>
        <text:p text:style-name="Standard"><text:span text:style-name="T90"><text:tab/>Nagy hangsúlyt szeretnénk fektetni a játékos egyedi döntéseire/cselkedeteire. Olyan a haladást befolyásoló elemekre gondolunk, mint NPC közötti viszonyfejlesztés, opcionális missziók elválalás</text:span><text:span text:style-name="T91">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e</text:span><text:span text:style-name="T92">zebbé teszi a kalandot.</text:span></text:p>
        <text:p text:style-name="P93"/>
        <text:p text:style-name="P94"/>
        <text:h text:style-name="Címsor3" text:outline-level="3">2.3 Az elkészült termék helye</text:h>
        <text:p text:style-name="P95">A 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  <text:p text:style-name="P96"/>
        <text:p text:style-name="P97">Egyes alternatíváktól annyiban eltér, hogy a szoftver egy egyszerű történet elmesélése mellett, sok egyéb elgondolkodtató, az életben is alkalmazható kérdést tesz fel. Egyedi térképpel és kis szörnyekkel rendelkezik a játék, amely a terv egyik főpillére. Nem konzol exklúziv játékot szeretnék fejleszteni, hisz nyitottak vagyunk sok más platformra is, és ez még az eladások számát is megnöveli.</text:p>
        <text:h text:style-name="P98" text:outline-level="1">3. Érintettek és felhasználók</text:h>
        <text:p text:style-name="P99"><text:tab/>A projekt fejlesztését KoviUbiSoft végzi. A megrendelő és konzulens Sátán Ádám.</text:p>
        <text:p text:style-name="Textbody"><text:span text:style-name="T100">3.1. Az érintettek összefoglalása</text:span><text:span text:style-name="T101"><text:tab/></text:span></text:p>
        <table:table table:style-name="Table102">
          <table:table-columns>
            <table:table-column table:style-name="TableColumn103"/>
            <table:table-column table:style-name="TableColumn104"/>
            <table:table-column table:style-name="TableColumn105"/>
          </table:table-columns>
          <table:table-row table:style-name="TableRow106">
            <table:table-cell table:style-name="TableCell107">
              <text:p text:style-name="P108">Elnevezés</text:p>
            </table:table-cell>
            <table:table-cell table:style-name="TableCell109">
              <text:p text:style-name="P110">Leírás</text:p>
            </table:table-cell>
            <table:table-cell table:style-name="TableCell111">
              <text:p text:style-name="P112">Szerep</text:p>
            </table:table-cell>
          </table:table-row>
          <table:table-row table:style-name="TableRow113">
            <table:table-cell table:style-name="TableCell114">
              <text:p text:style-name="P115">Megrendelő</text:p>
            </table:table-cell>
            <table:table-cell table:style-name="TableCell116">
              <text:p text:style-name="P117">Az alkalmazás elkészítését igényli</text:p>
            </table:table-cell>
            <table:table-cell table:style-name="TableCell118">
              <text:p text:style-name="P119">finanszírozza az alkalmazás fejlesztésének és<text:s/>fenntartásának költségeit<text:line-break/></text:p>
            </table:table-cell>
          </table:table-row>
          <table:table-row table:style-name="TableRow120">
            <table:table-cell table:style-name="TableCell121">
              <text:p text:style-name="P122">Fejlesztők</text:p>
            </table:table-cell>
            <table:table-cell table:style-name="TableCell123">
              <text:p text:style-name="P124">A játék elkészítéséért, illetve<text:s/><text:soft-page-break/>további fejlesztéséért felelősek</text:p>
            </table:table-cell>
            <table:table-cell table:style-name="TableCell125">
              <text:p text:style-name="P126">Elkészítik majd fejlesztik és karbantartják a játékot</text:p>
            </table:table-cell>
          </table:table-row>
        </table:table>
        <text:h text:style-name="P127" text:outline-level="2">3.2. A felhasználók összefoglalása<text:line-break/></text:h>
        <table:table table:style-name="Table128">
          <table:table-columns>
            <table:table-column table:style-name="TableColumn129"/>
            <table:table-column table:style-name="TableColumn130"/>
            <table:table-column table:style-name="TableColumn131"/>
          </table:table-columns>
          <table:table-row table:style-name="TableRow132">
            <table:table-cell table:style-name="TableCell133">
              <text:p text:style-name="P134">Elnevezés</text:p>
            </table:table-cell>
            <table:table-cell table:style-name="TableCell135">
              <text:p text:style-name="P136">Leírás</text:p>
            </table:table-cell>
            <table:table-cell table:style-name="TableCell137">
              <text:p text:style-name="P138">Illetékes</text:p>
            </table:table-cell>
          </table:table-row>
          <table:table-row table:style-name="TableRow139">
            <table:table-cell table:style-name="TableCell140">
              <text:p text:style-name="P141">Potenciális<text:s/>Felhasználó</text:p>
            </table:table-cell>
            <table:table-cell table:style-name="TableCell142">
              <text:p text:style-name="P143">Próbaverziót használja</text:p>
            </table:table-cell>
            <table:table-cell table:style-name="TableCell144">
              <text:p text:style-name="P145">-</text:p>
            </table:table-cell>
          </table:table-row>
          <table:table-row table:style-name="TableRow146">
            <table:table-cell table:style-name="TableCell147">
              <text:p text:style-name="P148">Felhasználó</text:p>
            </table:table-cell>
            <table:table-cell table:style-name="TableCell149">
              <text:p text:style-name="P150">Megveszi a teljes játékot</text:p>
            </table:table-cell>
            <table:table-cell table:style-name="TableCell151">
              <text:p text:style-name="P152">felhasználó</text:p>
            </table:table-cell>
          </table:table-row>
          <table:table-row table:style-name="TableRow153">
            <table:table-cell table:style-name="TableCell154">
              <text:p text:style-name="P155">Admin</text:p>
            </table:table-cell>
            <table:table-cell table:style-name="TableCell156">
              <text:p text:style-name="P157">Felügyeli a csalás mentes játékmenetet többjátékos mód esetén</text:p>
            </table:table-cell>
            <table:table-cell table:style-name="TableCell158">
              <text:p text:style-name="P159">admin</text:p>
            </table:table-cell>
          </table:table-row>
        </table:table>
        <text:h text:style-name="P160" text:outline-level="2">3.3 Felhasználói környezet</text:h>
        <text:p text:style-name="P161">Milyen platformon fog futni az átadott alkalmazás, és<text:s/>várhatóan változni fog-e?</text:p>
        <text:p text:style-name="P162">PC</text:p>
        <text:p text:style-name="P163">Hány felhasználó fogja használni egy időben átlagosan, és hány felhasználó várható maximálisan?</text:p>
        <text:p text:style-name="P164">Lehet egyjátékos és többjátékos mód (max x játékossal)</text:p>
        <text:p text:style-name="P165">Mennyi ideig fogja használni a rendszert egy felhasználó, és ez mennyire változó?</text:p>
        <text:p text:style-name="P166">A játék x óra hosszú, A felhasználó tetszőleges ideig használhatja.</text:p>
        <text:h text:style-name="Címsor2" text:outline-level="2"><text:span text:style-name="T167">3.4. Illetékesek adatai</text:span><text:span text:style-name="T168"><text:line-break/></text:span><text:span text:style-name="T169"><text:tab/>A fejlesztői csapat:</text:span></text:h>
        <text:p text:style-name="P170"><text:tab/><text:tab/>KoviUbiSoft<text:line-break/><text:tab/><text:tab/><text:line-break/><text:tab/><text:tab/>Tóth József<text:tab/><text:tab/><text:tab/>tothjozsef225@gmail.com</text:p>
        <text:p text:style-name="Textbody"><text:span text:style-name="T171"><text:tab/></text:span><text:span text:style-name="T172"><text:tab/>Simonyák János</text:span><text:span text:style-name="T173"><text:tab/></text:span><text:span text:style-name="T174"><text:tab/></text:span><text:a xlink:href="mailto:s_janos@outlook.com" office:target-frame-name="_top" xlink:show="replace"><text:span text:style-name="T175">s_janos@outlook.com</text:span></text:a></text:p>
        <text:p text:style-name="P176"><text:tab/><text:tab/>Nagy Róber<text:tab/><text:tab/><text:tab/>rob.iskola1@gmail.com</text:p>
        <text:p text:style-name="P177"><text:tab/><text:tab/>Bartók-Balogh Gábor<text:tab/><text:tab/>demiteto.bartok@gmail.com</text:p>
        <text:p text:style-name="P178"><text:tab/><text:tab/>Hegedüs Gábor<text:tab/><text:tab/><text:tab/>hegedus.gabor91@gmail.com</text:p>
        <text:h text:style-name="Címsor2" text:outline-level="2"><text:span text:style-name="T179">3.5. Felhasználók adatai</text:span><text:span text:style-name="T180"><text:line-break/></text:span><text:span text:style-name="T181"><text:tab/>A szoftvert bárki használhatja, kortól</text:span><text:span text:style-name="T182"><text:s/>és nemtől függetlenül.</text:span></text:h>
        <text:p text:style-name="P183"><text:tab/>A szoftver megrendelője és a fejlesztő csapat konzulense Sátán Ádám</text:p>
        <text:p text:style-name="P184">4. A végtermék áttekintése</text:p>
        <text:p text:style-name="P185">4.1 A termék kapcsolatai</text:p>
        <text:p text:style-name="P186"><text:s/>Játékon belüli komponensek:</text:p>
        <text:p text:style-name="Textbody"><text:span text:style-name="T187">-<text:s/></text:span><text:span text:style-name="T188">Menü</text:span><text:span text:style-name="T189">: <text:s/>Egyszerű menü rendszer, amelyben a játékos új játékot kezdhet,<text:s/></text:span><text:span text:style-name="T190">folytathatja a meglévő save file-t, elérheti a beállításokat és kiléphet a játékból.</text:span></text:p>
        <text:p text:style-name="P191"/>
        <text:soft-page-break/>
        <text:p text:style-name="Textbody"><text:span text:style-name="T192">-<text:s/></text:span><text:span text:style-name="T193">Karakter kreáló</text:span><text:span text:style-name="T194">: A karakter kreáló komponens felelős a játék elején azért, hogy a játékos személyre szabja a karakterét. A játékos megadhatja a karaktere nevét, választ</text:span><text:span text:style-name="T195">hat nemet, továbbá kiválaszthatja a karaktere külsejét. A játékos választhat haj és felső sprite-ok közül, továbbá a bőr, haj, felső. nadrág RGB színeit kiválaszthatja és egyéb kiegészítő díszítők is választhat.</text:span></text:p>
        <text:p text:style-name="P196"/>
        <text:p text:style-name="Textbody"><text:span text:style-name="T197">-</text:span><text:span text:style-name="T198">Ubimon rendszer</text:span><text:span text:style-name="T199">: Az Ubimon rendszer felada</text:span><text:span text:style-name="T200">ta az Ubimon objektumok tárolása és menedzselése. Minden Ubimon objektum tartalmaz attribútumokat mint például: Típus, név, gazda, HP, Attack damage, defense, Special attack damage, Special defense, speed és összesítő érték. Az Ubimon rendszer a játékban t</text:span><text:span text:style-name="T201">alálható összes Ubimon értékeit eltárolja egy adatbázisban. Többjátékos módban a játékosok Ubimonjainak értékeit is tárolja.</text:span></text:p>
        <text:p text:style-name="P202"/>
        <text:p text:style-name="Textbody"><text:span text:style-name="T203">-</text:span><text:span text:style-name="T204">Clock rendszer</text:span><text:span text:style-name="T205">: A játékban lehetőség van egy óra beállítására. Az óra valós időben működik, befolyásolja az Ubimonok evulúcióját<text:s/></text:span><text:span text:style-name="T206">és az in-game eventeket is.</text:span></text:p>
        <text:p text:style-name="P207"/>
        <text:p text:style-name="Textbody"><text:span text:style-name="T208">-</text:span><text:span text:style-name="T209">NPC rendszer</text:span><text:span text:style-name="T210">: Az NPC rendszer kezeli az NPC objektumokat, amelyek névvel és dialógokkal rendelkeznek. Az NPC-k hez tartozhatnak In-game eventek is. Az NPC-k meghatározott tile-okon véletlenszerűen vagy előre scriptelt módon ha</text:span><text:span text:style-name="T211">ladnak, a játékbeli idő alapján spawn-olnak illetve despawn-olnak. In-game event hatására beszélgetést kezdeményezhetnek a játékossal, illetve a játékos interakció hatására bármikor beszélhet az NPC-khez.</text:span></text:p>
        <text:p text:style-name="P212"/>
        <text:p text:style-name="Textbody"><text:span text:style-name="T213">-</text:span><text:span text:style-name="T214">Harcrendszer<text:s/></text:span><text:span text:style-name="T215">: A harcrendszerben a játékos kivála</text:span><text:span text:style-name="T216">szt egy vagy két Ubimont a harc módja alapján. A rendszer alapvető feladata az Ubimon statjai alapján és a játékos által választott opció alapján kiszámolja és eltárolja az értékeket. A harc közben a játékosnak 4 lehetősége van: Támadás, Itemek használata,</text:span><text:span text:style-name="T217"><text:s/>Ubimon váltás és harc elhagyása.</text:span></text:p>
        <text:p text:style-name="P218"><text:tab/>A harcrendszer része a UI is, amelyben a játékos Ubimonjai a bal oldalon, az ellenséges Ubimonok a jobb oldalon találhatóak. A UI-ban látszanak a Ubimonok Neve, szintje, hp-ja, exp-je. A rendszer turn based, a turn végén<text:s/>a történések dialóg box-ban jelennek meg.</text:p>
        <text:p text:style-name="P219"/>
        <text:p text:style-name="Textbody"><text:span text:style-name="T220">-</text:span><text:span text:style-name="T221">Fejlődés rendszer (szint rendszer</text:span><text:span text:style-name="T222">): Minden Ubimon rendelkezik exp értékkel, amelyet Ubimon harc győzelmekkel lehet növelni. Meghatározott exp elérésekor az Ubimon szintet lép. A fejlődés rendszer az Ubimonok szin</text:span><text:span text:style-name="T223">tjét tárolja el egy adatbázisban, továbbá a játékos Ubimonjainak szintjei alapján és a co-op játékosok száma alapján az ellenséges Ubimonok stat-jait kiszámolja.</text:span></text:p>
        <text:p text:style-name="P224"/>
        <text:p text:style-name="Textbody"><text:span text:style-name="T225">-</text:span><text:span text:style-name="T226">Többjátékos mód</text:span><text:span text:style-name="T227">: Az alap játékot Local Co-op módban maximum 4 ember játszhatja, továbbá lehe</text:span><text:span text:style-name="T228">t online max 32 emberrel.</text:span></text:p>
        <text:p text:style-name="P229"/>
        <text:p text:style-name="Textbody"><text:span text:style-name="T230">-</text:span><text:span text:style-name="T231">Pálya Térkép</text:span><text:span text:style-name="T232">: A pályarendszer feladata kirajzolni a tile-okat egy meghatározott rács alapján (n x m-es rács). A pályák tile-okból állnak, amelyek 32x32 pixelesek. Másik feladata meghatározott tile-okhoz in-game eventet<text:s/></text:span><text:span text:style-name="T233">kötni. pl: Más térkép betöltése, interaktivitás, cutscene stb.</text:span></text:p>
        <text:p text:style-name="P234"/>
        <text:soft-page-break/>
        <text:p text:style-name="Textbody"><text:span text:style-name="T235">-</text:span><text:span text:style-name="T236">Dialóg rendszer</text:span><text:span text:style-name="T237">: A dialóg rendszer lényege a szöveg megjelenítése egy dialóg box-ban, illetve a játékosnak választási lehetőségek nyújtása. Az NPC-k a játékos választása alapján<text:s/></text:span><text:span text:style-name="T238">válaszolnak és a játékos választása befolyásolhatja a játék történetét.</text:span></text:p>
        <text:p text:style-name="P239"><text:tab/></text:p>
        <text:p text:style-name="Textbody"><text:span text:style-name="T240">-</text:span><text:span text:style-name="T241">Tárgy rendszer</text:span><text:span text:style-name="T242">: A tárgy rendszer a játékos által felvett itemeket fogja egy adatbázisban eltárolni. Különböző item típusok vannak pl: Kulcsok, Ubimon labdák, Heal itemek stb.</text:span></text:p>
        <text:p text:style-name="P243"/>
        <text:p text:style-name="Textbody"><text:span text:style-name="T244">-</text:span><text:span text:style-name="T245">Even</text:span><text:span text:style-name="T246">t rendszer</text:span><text:span text:style-name="T247">: A játékos billentyűzet vagy game controller által kiadott inputra (eventre) a játék mozgással, illetve interaktivitással válaszol.</text:span></text:p>
        <text:p text:style-name="P248"/>
        <text:p text:style-name="Textbody"><text:span text:style-name="T249">-</text:span><text:span text:style-name="T250">In game eventek</text:span><text:span text:style-name="T251">: A játék során előre beprogramozott in-game eventek vannak, amelyeket a játékos egy tile-ra lép</text:span><text:span text:style-name="T252">éssel, szintlépéssel vagy beszélgetés választás alapján aktiválhat. Továbbá vannak véletlenszerű in-game harc eventek is.</text:span></text:p>
        <text:p text:style-name="P253"/>
        <text:p text:style-name="Textbody"><text:span text:style-name="T254">-</text:span><text:span text:style-name="T255">Hang és soundtrack</text:span><text:span text:style-name="T256">: Minden játékbeli területnek saját zenéje van. Ez a komponens felelős a megfelelő hangeffektek lejátszásáért.</text:span></text:p>
        <text:p text:style-name="P257"/>
        <text:p text:style-name="P258">Adatbázis komponensek</text:p>
        <text:p text:style-name="P259"/>
        <text:p text:style-name="Textbody"><text:span text:style-name="T260">-</text:span><text:span text:style-name="T261">Ubimon adatbázis</text:span><text:span text:style-name="T262">: Adatbázis, amely a játékosnál lévő Ubimonok értékeit tárolja. Ezt az adatbázist a harcrendszer, ubimon rendszer és a szint rendszer fogja módosítani.</text:span></text:p>
        <text:p text:style-name="P263"/>
        <text:p text:style-name="Textbody"><text:span text:style-name="T264">-</text:span><text:span text:style-name="T265">Item adatbázis</text:span><text:span text:style-name="T266">: A játékos bírtokában lévő tárgyak adatbázisa. Ez</text:span><text:span text:style-name="T267">t az adatbázist a tárgy rendszer fogja módosítani.</text:span></text:p>
        <text:p text:style-name="P268"/>
        <text:p text:style-name="Textbody"><text:span text:style-name="T269">-</text:span><text:span text:style-name="T270">További adatbázisok</text:span><text:span text:style-name="T271">: Többjátékos módhoz.</text:span></text:p>
        <text:p text:style-name="P272"/>
        <text:p text:style-name="P273">4.2. A termék használatának előnyei</text:p>
        <table:table table:style-name="Table274">
          <table:table-columns>
            <table:table-column table:style-name="TableColumn275"/>
            <table:table-column table:style-name="TableColumn276"/>
          </table:table-columns>
          <table:table-row table:style-name="TableRow277">
            <table:table-cell table:style-name="TableCell278">
              <text:p text:style-name="P279">A játékos haszna (előnyei)</text:p>
            </table:table-cell>
            <table:table-cell table:style-name="TableCell280">
              <text:p text:style-name="P281">Az ezt támogató rendszer jellemző(k)</text:p>
            </table:table-cell>
          </table:table-row>
          <table:table-row table:style-name="TableRow282">
            <table:table-cell table:style-name="TableCell283">
              <text:p text:style-name="P284">40 óra alap játékidő</text:p>
            </table:table-cell>
            <table:table-cell table:style-name="TableCell285">
              <text:p text:style-name="P286">A játék egyjátékos módja 40 óra<text:s/>contentet tartalmaz.</text:p>
            </table:table-cell>
          </table:table-row>
          <table:table-row table:style-name="TableRow287">
            <table:table-cell table:style-name="TableCell288">
              <text:p text:style-name="P289">Co-op mód</text:p>
            </table:table-cell>
            <table:table-cell table:style-name="TableCell290">
              <text:p text:style-name="P291">A játék egyjátékos részét maximum 4 másik emberrel lehet egyszerre játszani, a játék nehézségi szintje a játékosok számával növekszik.</text:p>
            </table:table-cell>
          </table:table-row>
          <table:table-row table:style-name="TableRow292">
            <table:table-cell table:style-name="TableCell293">
              <text:p text:style-name="P294">Többjátékos mód</text:p>
            </table:table-cell>
            <table:table-cell table:style-name="TableCell295">
              <text:p text:style-name="P296">A játékot többjátékos módban is lehet játszani, maximum 32 emberrel.</text:p>
            </table:table-cell>
          </table:table-row>
          <text:soft-page-break/>
          <table:table-row table:style-name="TableRow297">
            <table:table-cell table:style-name="TableCell298">
              <text:p text:style-name="P299">Témája a környezetvédelem</text:p>
            </table:table-cell>
            <table:table-cell table:style-name="TableCell300">
              <text:p text:style-name="P301">Felhívja a figyelmet a környezetvédelemre.</text:p>
            </table:table-cell>
          </table:table-row>
        </table:table>
        <text:p text:style-name="P302"/>
        <text:p text:style-name="P303">4.3. Feltételezések és függőségek</text:p>
        <text:p text:style-name="P304">Feltételezzük, hogy a játék egyjátékos módja működőképes, az adatbázis rendszer üzemel, a co-op és többjátékos módok működnek.</text:p>
        <text:p text:style-name="P305">Feltételezzük, hogy az adatbázis mérete megfelelő.</text:p>
        <text:p text:style-name="P306"/>
        <text:p text:style-name="P307">4.4 Költségbecslés</text:p>
        <text:p text:style-name="P308">Fejlesztési idő: 1 év.</text:p>
        <text:p text:style-name="P309">Fejlesztők száma: 5.</text:p>
        <text:p text:style-name="P310">Fejlesztő eszközök: ~ 620.000Ft</text:p>
        <text:p text:style-name="P311">- OpenJDK - ingyenes</text:p>
        <text:p text:style-name="P312">- LWJGL - ingyenes</text:p>
        <text:p text:style-name="P313">- IntelliJ IDEA Community- ingyenes</text:p>
        <text:p text:style-name="P314">- Github - $21 / hónap / ember</text:p>
        <text:p text:style-name="Textbody"><text:span text:style-name="T315">- MySQL Standard<text:s/></text:span><text:span text:style-name="T316">Edition - $</text:span><text:span text:style-name="T317">2,000</text:span></text:p>
        <text:p text:style-name="P318"/>
        <text:p text:style-name="P319">Fejlesztők: 21.000.000Ft</text:p>
        <text:p text:style-name="P320">- Game designer / Game artist</text:p>
        <text:p text:style-name="P321">- Sound engineer</text:p>
        <text:p text:style-name="P322">- Game programmer</text:p>
        <text:p text:style-name="P323">- Game level designer</text:p>
        <text:p text:style-name="P324">- Game tester</text:p>
        <text:p text:style-name="P325"/>
        <text:p text:style-name="P326">4.5. Installáció</text:p>
        <text:p text:style-name="P327">A játékot a Steam-ről lehet installálni, továbbá elérhető a google play áruházban is.</text:p>
        <text:soft-page-break/>
        <text:h text:style-name="P328" text:outline-level="1">5. A<text:s/>végtermék jellemzői, biztosított szolgáltatások</text:h>
        <text:h text:style-name="P329" text:outline-level="1">6. Korlátozások</text:h>
        <text:h text:style-name="P330" text:outline-level="1">7. Minőségi elvárások</text:h>
        <text:p text:style-name="P331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332">2. A játék elérhető legyen minél több felhasználó számára<text:s/>azaz optimalizációval minél <text:s/>szélesebb gép konfigurációra eljutassuk így gyengébb hardverek is egyaránt gördülékenyen</text:p>
        <text:p text:style-name="P333">tudják futtatni programunkat.</text:p>
        <text:p text:style-name="Textbody"/>
        <text:h text:style-name="P334" text:outline-level="1">8. Dokumentációkkal kapcsolatos követelmények</text:h>
        <text:h text:style-name="P335" text:outline-level="1">9. Kockázat lista</text:h>
        <text:h text:style-name="P336" text:outline-level="1">10. Szótár</text:h>
        <text:p text:style-name="P337"><text:span text:style-name="T338"><text:s/></text:span><text:span text:style-name="T339">1. Bevezetés:</text:span></text:p>
        <text:p text:style-name="P340"><text:tab/><text:s text:c="6"/><text:span text:style-name="T341">-</text:span><text:span text:style-name="T342">RPG(Role Playing Game):</text:span><text:span text:style-name="T343">Másnéven Szerepjáték: A játék programok világában egy olyan</text:span></text:p>
        <text:p text:style-name="P344">műfajnak a megnevezése ahol egy általad létrehozott vagy előre meghatározott karakter bőrébe bújva egy adott szerepet játszol el ,adott világon és adott történet szálon keresztül.</text:p>
        <text:p text:style-name="P345"/>
        <text:p text:style-name="Textbody"><text:tab/><text:span text:style-name="T346">2.2 A probléma megfogalmazása:</text:span></text:p>
        <text:p text:style-name="P347"><text:tab/><text:span text:style-name="T348"><text:s text:c="5"/></text:span>-<text:span text:style-name="T349"><text:s/></text:span><text:span text:style-name="T350">Open-world:</text:span><text:span text:style-name="T351">Másnéven nyílt világú:A játékban a szabadon bejárhatóságot jelképezi.Nincs kötött</text:span></text:p>
        <text:p text:style-name="P352"><text:s text:c="44"/>játék menet,kedved szerint derítheted fel a pályát.</text:p>
        <text:p text:style-name="Standard"><text:span text:style-name="T353"><text:tab/><text:s text:c="7"/></text:span><text:span text:style-name="T354">-</text:span><text:span text:style-name="T355">NPC:</text:span><text:span text:style-name="T356">Másnéven nem játszható karakter:A játékban egy j</text:span><text:span text:style-name="T357">átékos által nem irányítható</text:span></text:p>
        <text:p text:style-name="P358"><text:s/><text:tab/><text:s text:c="18"/>karakter <text:s/>amik támogatnak vagy cask szimpla kiegészítés a játék világához.</text:p>
        <text:p text:style-name="P359"/>
        <text:p text:style-name="Standard"><text:span text:style-name="T360"><text:tab/></text:span><text:span text:style-name="T361">2.3 Az elkészült termék helye:</text:span></text:p>
        <text:p text:style-name="P362"/>
        <text:p text:style-name="Standard"><text:span text:style-name="T363"><text:tab/></text:span><text:span text:style-name="T364"><text:s text:c="6"/>-</text:span><text:span text:style-name="T365">Exklúziv(„Nem konzol exklúziv”):</text:span><text:span text:style-name="T366">Csak egy adott<text:s/></text:span><text:span text:style-name="T367">platformon(PC,PS,Nintendo) elérhető alkotás</text:span></text:p>
        <text:p text:style-name="Standard"><text:span text:style-name="T368"><text:tab/></text:span><text:span text:style-name="T369"><text:tab/></text:span><text:span text:style-name="T370"><text:tab/></text:span><text:span text:style-name="T371"><text:s/></text:span><text:span text:style-name="T372">A mi játékunk nem fog rendelkezni ezzel a lehetőséggel.</text:span></text:p>
        <text:p text:style-name="P373"/>
        <text:p text:style-name="P374"><text:span text:style-name="T375"><text:tab/></text:span><text:span text:style-name="T376">4.1 A termék kapcsolatai:</text:span></text:p>
        <text:p text:style-name="P377"><text:span text:style-name="T378"><text:tab/><text:s text:c="7"/>-</text:span><text:span text:style-name="T379">RGB slider:</text:span><text:span text:style-name="T380"><text:s/>Másnéven RGB(Red,Green,Blue) színskála: Egy olyan skála amelyen a</text:span></text:p>
        <text:p text:style-name="P381"><text:s text:c="4"/>apiro zöld kék színek minden árnyalatát kiválaszthatod ezáltal egyedi szín <text:s/></text:p>
        <text:p text:style-name="P382"><text:s text:c="4"/>összeállításban hozhatsz létre különböző dolgokat.</text:p>
        <text:soft-page-break/>
        <text:p text:style-name="P383"><text:span text:style-name="T384"><text:tab/><text:s text:c="7"/>-</text:span><text:span text:style-name="T385">HP(Health Point):</text:span><text:span text:style-name="T386">Másnéven Élet pont:A játékban a szörnyed élet pontját jelző piros színű</text:span></text:p>
        <text:p text:style-name="P387"><text:tab/><text:tab/><text:tab/><text:tab/><text:s/>csík <text:s text:c="32"/></text:p>
        <text:p text:style-name="P388"><text:span text:style-name="T389"><text:line-break/></text:span><text:span text:style-name="T390"><text:tab/><text:s text:c="7"/>-</text:span><text:span text:style-name="T391">Attack da</text:span><text:span text:style-name="T392">mage ,defense,specialattack damage,special defense,speed:</text:span></text:p>
        <text:p text:style-name="P393"><text:span text:style-name="T394">Másnéven támadó érték,védekezés,spec. támadó</text:span><text:span text:style-name="T395"><text:s/></text:span><text:span text:style-name="T396">érték, spec. védekezés,sebesség: A szörnyekkel kapcsolatos értékek melyet a rendszer</text:span><text:span text:style-name="T397"><text:s/></text:span><text:span text:style-name="T398">eltárol minden szörnyről.</text:span></text:p>
        <text:p text:style-name="P399"><text:tab/></text:p>
        <text:p text:style-name="P400"><text:span text:style-name="T401"><text:tab/><text:s text:c="7"/>-</text:span><text:span text:style-name="T402">Event(In-game event):</text:span><text:span text:style-name="T403">Másn</text:span><text:span text:style-name="T404">éven Esemény:A játékban történő különleges események</text:span></text:p>
        <text:p text:style-name="P405"><text:s text:c="59"/>megnevezése.</text:p>
        <text:p text:style-name="P406"><text:tab/><text:tab/></text:p>
        <text:p text:style-name="P407"><text:span text:style-name="T408"><text:tab/><text:s text:c="7"/>-</text:span><text:span text:style-name="T409">Tile:</text:span><text:span text:style-name="T410">A játékban az a terület melyen az NPC-k haladnak.Képzelj el egy előre megadott kockát amin</text:span></text:p>
        <text:p text:style-name="P411"><text:span text:style-name="T412"><text:tab/></text:span><text:span text:style-name="T413"><text:tab/><text:s text:c="3"/>belul négyzetre os</text:span><text:span text:style-name="T414">ztjuk a területet és ezekre a négyzetekre hivatkozva mozgatjuk a karaktert.</text:span></text:p>
        <text:p text:style-name="P415"><text:tab/><text:tab/><text:tab/></text:p>
        <text:p text:style-name="P416"><text:span text:style-name="T417"><text:tab/><text:s text:c="6"/>-</text:span><text:span text:style-name="T418">Spawn/Despawn:</text:span><text:span text:style-name="T419">Másnével megjelenés/eltűnés:A játékban adott NPC-k előre beállított</text:span></text:p>
        <text:p text:style-name="P420"><text:tab/><text:tab/><text:tab/><text:tab/>megjelenését és eltűnését jelenti.</text:p>
        <text:p text:style-name="P421"/>
        <text:p text:style-name="P422"><text:span text:style-name="T423"><text:tab/><text:s text:c="6"/>-</text:span><text:span text:style-name="T424"><text:s/></text:span><text:span text:style-name="T425">UI:</text:span><text:span text:style-name="T426">Másnéven felhasználói felület: A já</text:span><text:span text:style-name="T427">ték ezen keresztül kommunikál a játékossal a felhasználó</text:span></text:p>
        <text:p text:style-name="P428"><text:span text:style-name="T429"><text:tab/></text:span><text:span text:style-name="T430"><text:tab/>ezen keresztül irányíthatja és adhatja ki a parancsokat és utasításait a programnak.</text:span></text:p>
        <text:p text:style-name="P431"><text:tab/></text:p>
        <text:p text:style-name="P432"><text:span text:style-name="T433"><text:s text:c="20"/>-</text:span><text:span text:style-name="T434">Turn based:</text:span><text:span text:style-name="T435">Másnéven körökre osztott: A játék harcrendszerének típusát írja le azaz egy<text:s/></text:span><text:span text:style-name="T436">körökre</text:span></text:p>
        <text:p text:style-name="P437"><text:tab/><text:tab/>osztott stratégia harcrendszert valósít meg.</text:p>
        <text:p text:style-name="P438"><text:span text:style-name="T439"><text:s text:c="20"/>-</text:span><text:span text:style-name="T440">Co-op:</text:span><text:span text:style-name="T441">A játékban a többjátékos mód lehetősége.</text:span></text:p>
        <text:p text:style-name="P442"><text:span text:style-name="T443"><text:s text:c="20"/>-<text:s/></text:span><text:span text:style-name="T444">Input:</text:span><text:span text:style-name="T445">a billentyűzetről vagy egérről beolvasott jelet Inputnak másnévek bevitelnek nevezzük.</text:span></text:p>
        <text:p text:style-name="P446"><text:tab/><text:s/>A játékot ezekre<text:s/>a bevitelekre reagálva irányítjuk majd.</text:p>
        <text:p text:style-name="P447"><text:line-break/></text:p>
        <text:p text:style-name="P44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Droid Sans Fallback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Droid Sans Fallback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ábor</meta:initial-creator>
    <dc:creator>lol asd</dc:creator>
    <meta:creation-date>2021-10-07T18:00:00Z</meta:creation-date>
    <dc:date>2021-10-07T18:00:00Z</dc:date>
    <meta:template xlink:href="Normal" xlink:type="simple"/>
    <meta:editing-cycles>2</meta:editing-cycles>
    <meta:editing-duration>PT240S</meta:editing-duration>
    <meta:document-statistic meta:page-count="9" meta:paragraph-count="31" meta:word-count="1981" meta:character-count="15623" meta:row-count="113" meta:non-whitespace-character-count="13673"/>
  </office:meta>
</office:document-meta>
</file>